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loext:text-changes-only="false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>
      <style:paragraph-properties style:writing-mode="lr-tb"/>
    </style:style>
    <style:style style:name="gr1" style:family="graphic">
      <style:graphic-properties draw:textarea-horizontal-align="justify" draw:textarea-vertical-align="middle" draw:auto-grow-height="false" fo:min-height="2.3626in" fo:min-width="2.362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tracked-changes>
        <text:changed-region xml:id="ct103526911494736" text:id="ct103526911494736">
          <text:insertion>
            <office:change-info>
              <dc:creator>LocalUser#1</dc:creator>
              <dc:date>2025-10-27T04:14:03</dc:date>
            </office:change-info>
          </text:insertion>
        </text:changed-region>
        <text:changed-region xml:id="ct103526905040464" text:id="ct103526905040464">
          <text:insertion>
            <office:change-info>
              <dc:creator>Junior (Guest)</dc:creator>
              <dc:date>2025-10-22T23:22:17</dc:date>
            </office:change-info>
          </text:insertion>
        </text:changed-region>
        <text:changed-region xml:id="ct103526901285344" text:id="ct103526901285344">
          <text:deletion>
            <office:change-info>
              <dc:creator>Banobe Pascal</dc:creator>
              <dc:date>2025-10-22T23:24:48</dc:date>
            </office:change-info>
            <text:p text:style-name="Table_20_Contents">‍5656</text:p>
          </text:deletion>
          <text:insertion>
            <office:change-info>
              <dc:creator>Junior (Guest)</dc:creator>
              <dc:date>2025-10-22T23:22:14</dc:date>
            </office:change-info>
          </text:insertion>
        </text:changed-region>
        <text:changed-region xml:id="ct103526901284192" text:id="ct103526901284192">
          <text:deletion>
            <office:change-info>
              <dc:creator>Banobe Pascal</dc:creator>
              <dc:date>2025-10-22T23:24:48</dc:date>
            </office:change-info>
            <text:p text:style-name="Table_20_Contents">5656</text:p>
          </text:deletion>
          <text:insertion>
            <office:change-info>
              <dc:creator>Junior (Guest)</dc:creator>
              <dc:date>2025-10-22T23:22:21</dc:date>
            </office:change-info>
          </text:insertion>
        </text:changed-region>
        <text:changed-region xml:id="ct103526905009984" text:id="ct103526905009984">
          <text:insertion>
            <office:change-info>
              <dc:creator>Junior (Guest)</dc:creator>
              <dc:date>2025-10-22T23:22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change-start text:change-id="ct103526911494736"/>Managing changes for all users</text:p>
      <text:p text:style-name="Standard"><text:change-end text:change-id="ct103526911494736"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text:change-start text:change-id="ct103526905040464"/>‍<text:change-end text:change-id="ct103526905040464"/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text:change text:change-id="ct103526901285344"/></text:p>
          </table:table-cell>
          <table:table-cell table:style-name="Table1.A2" office:value-type="string">
            <text:p text:style-name="Table_20_Contents"><text:change text:change-id="ct103526901284192"/></text:p>
          </table:table-cell>
          <table:table-cell table:style-name="Table1.C2" office:value-type="string">
            <text:p text:style-name="Table_20_Contents"><text:change-start text:change-id="ct103526905009984"/>54543<text:change-end text:change-id="ct103526905009984"/></text:p>
          </table:table-cell>
        </table:table-row>
        <table:table-row>
          <table:table-cell table:style-name="Table1.A2" office:value-type="string">
            <text:p text:style-name="Table_20_Contents">‍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custom-shape text:anchor-type="paragraph" draw:z-index="0" draw:name="Shape 1" draw:style-name="gr1" draw:text-style-name="P1" svg:width="2.363in" svg:height="2.363in" svg:x="2.261in" svg:y="1.4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05:12:01.527286586</meta:creation-date>
    <dc:date>2025-10-27T04:14:50.346914761</dc:date>
    <meta:editing-duration>PT2H2M53S</meta:editing-duration>
    <meta:editing-cycles>5</meta:editing-cycles>
    <meta:generator>Collabora_Office/25.04.7.0$Linux_X86_64 LibreOffice_project/63c47a6e9a6884e34e5949499ae8ca1e4470d868</meta:generator>
    <meta:document-statistic meta:table-count="1" meta:image-count="0" meta:object-count="0" meta:page-count="1" meta:paragraph-count="4" meta:word-count="8" meta:character-count="37" meta:non-whitespace-character-count="33"/>
  </office:meta>
</office:document-meta>
</file>